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ahoma"/>
    </style:style>
    <style:style style:name="P3" style:family="paragraph" style:parent-style-name="Standard">
      <style:paragraph-properties fo:margin-left="0.9846in" fo:margin-right="0in" fo:text-indent="-0.25in" style:auto-text-indent="false"/>
      <style:text-properties style:font-name="Courier New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Courier New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ahoma"/>
    </style:style>
    <style:style style:name="P7" style:family="paragraph" style:parent-style-name="Standard" style:list-style-name="L1">
      <style:text-properties style:font-name="Tahoma"/>
    </style:style>
    <style:style style:name="P8" style:family="paragraph" style:parent-style-name="Standard" style:list-style-name="L2">
      <style:paragraph-properties fo:margin-left="0.9846in" fo:margin-right="0in" fo:text-indent="-0.25in" style:auto-text-indent="false"/>
      <style:text-properties style:font-name="Courier New"/>
    </style:style>
    <style:style style:name="P9" style:family="paragraph" style:parent-style-name="Standard" style:list-style-name="L3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ahoma" fo:font-weight="bold" style:font-weight-asian="bold" style:font-weight-complex="bold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style:font-name="Courier New"/>
    </style:style>
    <style:style style:name="T3" style:family="text">
      <style:text-properties style:font-name="Tahoma"/>
    </style:style>
    <style:style style:name="T4" style:family="text">
      <style:text-properties style:font-name="Tahoma"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stalling Sage Math Server on Ubuntu Linux.</text:span> </text:p>
      <text:p text:style-name="P2"/>
      <text:p text:style-name="Standard"><text:span text:style-name="Strong_20_Emphasis"><text:span text:style-name="T3">“</text:span></text:span><text:span text:style-name="Strong_20_Emphasis"><text:span text:style-name="T4">Sage</text:span></text:span><text:span text:style-name="T3"> is a free </text:span><text:a xlink:type="simple" xlink:href="http://git.sagemath.org/"><text:span text:style-name="T3">open-source</text:span></text:a><text:span text:style-name="T3"> mathematics software system licensed under the GPL. It builds on top of many existing open-source packages: </text:span><text:a xlink:type="simple" xlink:href="http://numpy.scipy.org/"><text:span text:style-name="T3">NumPy</text:span></text:a><text:span text:style-name="T3">, </text:span><text:a xlink:type="simple" xlink:href="http://www.scipy.org/"><text:span text:style-name="T3">SciPy</text:span></text:a><text:span text:style-name="T3">, </text:span><text:a xlink:type="simple" xlink:href="http://matplotlib.sourceforge.net/"><text:span text:style-name="T3">matplotlib</text:span></text:a><text:span text:style-name="T3">, </text:span><text:a xlink:type="simple" xlink:href="http://code.google.com/p/sympy/"><text:span text:style-name="T3">Sympy</text:span></text:a><text:span text:style-name="T3">, </text:span><text:a xlink:type="simple" xlink:href="http://maxima.sourceforge.net/"><text:span text:style-name="T3">Maxima</text:span></text:a><text:span text:style-name="T3">, </text:span><text:a xlink:type="simple" xlink:href="http://www.gap-system.org/"><text:span text:style-name="T3">GA</text:span></text:a><text:a xlink:type="simple" xlink:href="http://www.gap-system.org/"><text:span text:style-name="T3">P</text:span></text:a><text:span text:style-name="T3">, </text:span><text:a xlink:type="simple" xlink:href="http://www.flintlib.org/"><text:span text:style-name="T3">FLINT</text:span></text:a><text:span text:style-name="T3">, </text:span><text:a xlink:type="simple" xlink:href="http://www.r-project.org/"><text:span text:style-name="T3">R</text:span></text:a><text:span text:style-name="T3"> </text:span><text:a xlink:type="simple" xlink:href="http://www.sagemath.org/links-components.html"><text:span text:style-name="T3">and many more</text:span></text:a><text:span text:style-name="T3">. <text:s/>Access their combined power through a common, Python-based language or directly via interfaces or wrappers. → </text:span><text:a xlink:type="simple" xlink:href="http://www.sagemath.org/tour.html"><text:span text:style-name="T3">Tour</text:span></text:a><text:span text:style-name="T3">, </text:span><text:a xlink:type="simple" xlink:href="http://www.sagemath.org/doc/tutorial/index.html"><text:span text:style-name="T3">Tutorial</text:span></text:a><text:span text:style-name="T3">, </text:span><text:a xlink:type="simple" xlink:href="http://www.sagemath.org/doc/"><text:span text:style-name="T3">Documentation</text:span></text:a><text:span text:style-name="T3">“ - From </text:span><text:a xlink:type="simple" xlink:href="http://www.sagemath.org/"><text:span text:style-name="T3">http://www.sagemath.org/</text:span></text:a></text:p>
      <text:p text:style-name="P2"/>
      <text:p text:style-name="Standard"><text:span text:style-name="T3"><text:s text:c="5"/>1) goto the website </text:span><text:a xlink:type="simple" xlink:href="http://sagemath.org/download"><text:span text:style-name="T3">http://sagemath.org/download</text:span></text:a></text:p>
      <text:list xml:id="list5006164868145693544" text:style-name="L1">
        <text:list-item>
          <text:p text:style-name="P7">pick a mirror then schoose either 32 or 64 bit.</text:p>
        </text:list-item>
        <text:list-item>
          <text:p text:style-name="P7">Choose the package with the .lzma extension with the word Ubuntu in it.</text:p>
        </text:list-item>
        <text:list-item>
          <text:p text:style-name="P7">Create a link to the exectuable witht these commands : </text:p>
        </text:list-item>
      </text:list>
      <text:list xml:id="list6058138428774619777" text:style-name="L2">
        <text:list-header>
          <text:p text:style-name="P8">sudo su </text:p>
          <text:p text:style-name="P8">cd /opt</text:p>
          <text:p text:style-name="P8">tar –lzma -xvf /pathtosage/sage_file_name...lzma</text:p>
          <text:p text:style-name="P8">ln -s /opt/sage.?.??/sage /usr/local/bin/sage</text:p>
        </text:list-header>
      </text:list>
      <text:p text:style-name="P3"/>
      <text:list xml:id="list4329410068392481702" text:style-name="L3">
        <text:list-item>
          <text:list>
            <text:list-header>
              <text:p text:style-name="P9"><text:s text:c="7"/><text:span text:style-name="T3">5) to start Sage with notebook run the command in terminal :</text:span></text:p>
            </text:list-header>
          </text:list>
        </text:list-item>
      </text:list>
      <text:p text:style-name="P4"><text:tab/><text:tab/><text:span text:style-name="T2">sage -c “notebook(interface'')”</text:span></text:p>
      <text:p text:style-name="P4"/>
      <text:p text:style-name="P10">To autostart sage notebook when the computer boots up, create a bash script file with the contents: </text:p>
      <text:p text:style-name="P4"><text:tab/><text:tab/><text:span text:style-name="T2">#!/bin/sh</text:span></text:p>
      <text:p text:style-name="P5"><text:tab/><text:tab/>sage -c “notebook(interface'')”</text:p>
      <text:p text:style-name="P6"/>
      <text:p text:style-name="P6"><text:tab/>Now in Ubuntu go to Menu-&gt;StartupApplications</text:p>
      <text:p text:style-name="P6"><text:tab/><text:tab/>click Add</text:p>
      <text:p text:style-name="P6"><text:tab/><text:tab/>Browse to the script file and choose it</text:p>
      <text:p text:style-name="P6"><text:tab/><text:tab/>click done.</text:p>
      <text:p text:style-name="P6"/>
      <text:p text:style-name="P6">Reset your computer and sage should start automatically.</text:p>
      <text:p text:style-name="P6"/>
      <text:p text:style-name="P6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j bb</meta:initial-creator>
    <meta:creation-date>2014-05-05T12:06:27.72</meta:creation-date>
    <dc:date>2014-05-08T16:07:53.89</dc:date>
    <dc:creator>jj bb</dc:creator>
    <meta:editing-duration>PT13M59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1" meta:paragraph-count="21" meta:word-count="181" meta:character-count="1181"/>
  </office:meta>
</office:document-meta>
</file>